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cm" fo:margin-bottom="0cm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cm" fo:margin-bottom="0cm" style:contextual-spacing="false"/>
    </style:style>
    <style:style style:name="P21" style:family="paragraph" style:parent-style-name="Text_20_body" style:list-style-name="L11"/>
    <style:style style:name="P22" style:family="paragraph" style:parent-style-name="Text_20_body" style:list-style-name="L11">
      <style:paragraph-properties fo:margin-top="0cm" fo:margin-bottom="0cm" style:contextual-spacing="false"/>
    </style:style>
    <style:style style:name="P23" style:family="paragraph" style:parent-style-name="Text_20_body" style:list-style-name="L12"/>
    <style:style style:name="P24" style:family="paragraph" style:parent-style-name="Text_20_body" style:list-style-name="L12">
      <style:paragraph-properties fo:margin-top="0cm" fo:margin-bottom="0cm" style:contextual-spacing="false"/>
    </style:style>
    <style:style style:name="P25" style:family="paragraph" style:parent-style-name="Text_20_body" style:list-style-name="L13"/>
    <style:style style:name="P26" style:family="paragraph" style:parent-style-name="Text_20_body" style:list-style-name="L13">
      <style:paragraph-properties fo:margin-top="0cm" fo:margin-bottom="0cm" style:contextual-spacing="false"/>
    </style:style>
    <style:style style:name="P27" style:family="paragraph" style:parent-style-name="Text_20_body" style:list-style-name="L14"/>
    <style:style style:name="P28" style:family="paragraph" style:parent-style-name="Text_20_body" style:list-style-name="L14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ummary of PCI-DSS Requirement 4: <text:span text:style-name="Strong_20_Emphasis">Protect Transmitted Data</text:span></text:h>
      <text:p text:style-name="Text_20_body"><text:span text:style-name="Strong_20_Emphasis">Goal</text:span>: Protect <text:span text:style-name="Strong_20_Emphasis">cardholder data (CHD)</text:span> when it is transmitted across open or public networks. This requirement emphasizes using <text:span text:style-name="Strong_20_Emphasis">strong encryption</text:span> and securing all transmission channels to prevent unauthorized access to sensitive information like the <text:span text:style-name="Strong_20_Emphasis">Primary Account Number (PAN)</text:span>.</text:p>
      <text:p text:style-name="Horizontal_20_Line"/>
      <text:h text:style-name="Heading_20_3" text:outline-level="3"><text:span text:style-name="Strong_20_Emphasis">Key Sub-Requirements of Requirement 4</text:span>:</text:h>
      <text:h text:style-name="Heading_20_4" text:outline-level="4"><text:span text:style-name="Strong_20_Emphasis">1. Use Strong Encryption and Security (4.1)</text:span></text:h>
      <text:list text:style-name="L1">
        <text:list-item>
          <text:p text:style-name="P2"><text:span text:style-name="Strong_20_Emphasis">Description</text:span>: Ensure all transmissions of <text:span text:style-name="Strong_20_Emphasis">CHD</text:span> use <text:span text:style-name="Strong_20_Emphasis">strong encryption protocols</text:span> to protect the data from being intercepted or tampered with.</text:p>
        </text:list-item>
        <text:list-item>
          <text:p text:style-name="P2"><text:span text:style-name="Strong_20_Emphasis">Action Steps</text:span>:</text:p>
          <text:list>
            <text:list-item>
              <text:p text:style-name="P2">Use <text:span text:style-name="Strong_20_Emphasis">strong encryption</text:span> protocols (e.g., <text:span text:style-name="Strong_20_Emphasis">TLS 1.2</text:span> or higher) for all transmissions involving CHD.</text:p>
            </text:list-item>
            <text:list-item>
              <text:p text:style-name="P2">Avoid using deprecated or weak encryption protocols like <text:span text:style-name="Strong_20_Emphasis">SSL</text:span> or <text:span text:style-name="Strong_20_Emphasis">WEP</text:span> for wireless networks.</text:p>
            </text:list-item>
            <text:list-item>
              <text:p text:style-name="P1">Ensure only <text:span text:style-name="Strong_20_Emphasis">trusted keys</text:span> and <text:span text:style-name="Strong_20_Emphasis">certificates</text:span> are used.</text:p>
            </text:list-item>
          </text:list>
        </text:list-item>
      </text:list>
      <text:h text:style-name="Heading_20_4" text:outline-level="4"><text:span text:style-name="Strong_20_Emphasis">Example</text:span>:</text:h>
      <text:p text:style-name="Text_20_body">When transmitting customer payment details over the internet, an online store uses <text:span text:style-name="Strong_20_Emphasis">AES-256 encryption</text:span> over a <text:span text:style-name="Strong_20_Emphasis">TLS 1.2</text:span> connection. This ensures that cardholder data is secure in transit and cannot be intercepted by attackers.</text:p>
      <text:p text:style-name="Horizontal_20_Line"/>
      <text:h text:style-name="Heading_20_4" text:outline-level="4"><text:span text:style-name="Strong_20_Emphasis">2. Never Send Unprotected PANs in IM (4.2)</text:span></text:h>
      <text:list text:style-name="L2">
        <text:list-item>
          <text:p text:style-name="P4"><text:span text:style-name="Strong_20_Emphasis">Description</text:span>: PANs must never be sent unprotected over <text:span text:style-name="Strong_20_Emphasis">instant messaging (IM)</text:span> systems or <text:span text:style-name="Strong_20_Emphasis">email</text:span>. If they must be transmitted through these channels, they should be encrypted and masked.</text:p>
        </text:list-item>
        <text:list-item>
          <text:p text:style-name="P4"><text:span text:style-name="Strong_20_Emphasis">Action Steps</text:span>:</text:p>
          <text:list>
            <text:list-item>
              <text:p text:style-name="P4">Avoid sending PANs through <text:span text:style-name="Strong_20_Emphasis">IM</text:span> or <text:span text:style-name="Strong_20_Emphasis">email</text:span> unless absolutely necessary.</text:p>
            </text:list-item>
            <text:list-item>
              <text:p text:style-name="P4">If PANs must be sent, ensure they are <text:span text:style-name="Strong_20_Emphasis">encrypted</text:span> and <text:span text:style-name="Strong_20_Emphasis">masked</text:span> (e.g., displaying only the first 6 and last 4 digits).</text:p>
            </text:list-item>
            <text:list-item>
              <text:p text:style-name="P3">Establish a policy to define the circumstances where PANs can be sent and how encryption should be applied.</text:p>
            </text:list-item>
          </text:list>
        </text:list-item>
      </text:list>
      <text:h text:style-name="Heading_20_4" text:outline-level="4"><text:span text:style-name="Strong_20_Emphasis">Example</text:span>:</text:h>
      <text:p text:style-name="Text_20_body">A financial institution needs to send payment details via email for reconciliation purposes. Before sending the email, they ensure the PAN is masked (e.g., <text:span text:style-name="Strong_20_Emphasis">1234 56XX XXXX 7890</text:span>) and the email is encrypted with <text:span text:style-name="Strong_20_Emphasis">PGP encryption</text:span>.</text:p>
      <text:p text:style-name="Horizontal_20_Line"/>
      <text:h text:style-name="Heading_20_4" text:outline-level="4"><text:span text:style-name="Strong_20_Emphasis">3. Document and Enforce Policies and Procedures (4.3)</text:span></text:h>
      <text:list text:style-name="L3">
        <text:list-item>
          <text:p text:style-name="P6"><text:span text:style-name="Strong_20_Emphasis">Description</text:span>: Document all policies related to the transmission of CHD and ensure that these policies are enforced across the organization.</text:p>
        </text:list-item>
        <text:list-item>
          <text:p text:style-name="P6"><text:soft-page-break/><text:span text:style-name="Strong_20_Emphasis">Action Steps</text:span>:</text:p>
          <text:list>
            <text:list-item>
              <text:p text:style-name="P6">Create clear policies that define how CHD is transmitted securely across public and internal networks.</text:p>
            </text:list-item>
            <text:list-item>
              <text:p text:style-name="P6">Ensure employees understand the policies and are regularly trained.</text:p>
            </text:list-item>
            <text:list-item>
              <text:p text:style-name="P5">Regularly audit and enforce these policies to ensure compliance.</text:p>
            </text:list-item>
          </text:list>
        </text:list-item>
      </text:list>
      <text:h text:style-name="Heading_20_4" text:outline-level="4"><text:span text:style-name="Strong_20_Emphasis">Example</text:span>:</text:h>
      <text:p text:style-name="Text_20_body">An e-commerce company maintains a <text:span text:style-name="Strong_20_Emphasis">data transmission policy</text:span> that requires all employees to use secure email gateways with encryption for transmitting any customer data. The policy is reviewed annually, and all employees are trained in its use.</text:p>
      <text:p text:style-name="Horizontal_20_Line"/>
      <text:h text:style-name="Heading_20_3" text:outline-level="3"><text:span text:style-name="Strong_20_Emphasis">Implementation Steps for Each Employee Role</text:span></text:h>
      <text:h text:style-name="Heading_20_4" text:outline-level="4"><text:span text:style-name="Strong_20_Emphasis">1. DevOps Team</text:span></text:h>
      <text:list text:style-name="L4">
        <text:list-item>
          <text:p text:style-name="P8"><text:span text:style-name="Strong_20_Emphasis">Responsibilities</text:span>:</text:p>
          <text:list>
            <text:list-item>
              <text:p text:style-name="P8">Ensure all transmissions of CHD use <text:span text:style-name="Strong_20_Emphasis">TLS 1.2+</text:span> or higher.</text:p>
            </text:list-item>
            <text:list-item>
              <text:p text:style-name="P8">Configure <text:span text:style-name="Strong_20_Emphasis">VPN</text:span> or <text:span text:style-name="Strong_20_Emphasis">secure communication channels</text:span> for internal network communication.</text:p>
            </text:list-item>
          </text:list>
        </text:list-item>
        <text:list-item>
          <text:p text:style-name="P8"><text:span text:style-name="Strong_20_Emphasis">Tools to Use</text:span>:</text:p>
          <text:list>
            <text:list-item>
              <text:p text:style-name="P8"><text:span text:style-name="Strong_20_Emphasis">SSL/TLS certificates</text:span> for encryption.</text:p>
            </text:list-item>
            <text:list-item>
              <text:p text:style-name="P8"><text:span text:style-name="Strong_20_Emphasis">VPNs</text:span> for internal data transmission.</text:p>
            </text:list-item>
          </text:list>
        </text:list-item>
        <text:list-item>
          <text:p text:style-name="P8"><text:span text:style-name="Strong_20_Emphasis">Documentation</text:span>:</text:p>
          <text:list>
            <text:list-item>
              <text:p text:style-name="P7">Provide documentation on the encryption standards used for each transmission channel (e.g., email, web traffic, internal API calls).</text:p>
            </text:list-item>
          </text:list>
        </text:list-item>
      </text:list>
      <text:h text:style-name="Heading_20_4" text:outline-level="4"><text:span text:style-name="Strong_20_Emphasis">2. System Administrators</text:span></text:h>
      <text:list text:style-name="L5">
        <text:list-item>
          <text:p text:style-name="P10"><text:span text:style-name="Strong_20_Emphasis">Responsibilities</text:span>:</text:p>
          <text:list>
            <text:list-item>
              <text:p text:style-name="P10">Ensure all email servers and messaging platforms used in the company encrypt communications.</text:p>
            </text:list-item>
            <text:list-item>
              <text:p text:style-name="P10">Monitor communication channels to prevent any unprotected PAN transmissions.</text:p>
            </text:list-item>
          </text:list>
        </text:list-item>
        <text:list-item>
          <text:p text:style-name="P10"><text:span text:style-name="Strong_20_Emphasis">Tools to Use</text:span>:</text:p>
          <text:list>
            <text:list-item>
              <text:p text:style-name="P10"><text:span text:style-name="Strong_20_Emphasis">Encrypted email systems</text:span> (e.g., PGP, S/MIME).</text:p>
            </text:list-item>
            <text:list-item>
              <text:p text:style-name="P9"><text:span text:style-name="Strong_20_Emphasis">Data Loss Prevention (DLP) tools</text:span> to monitor and block unprotected PAN transmissions.</text:p>
            </text:list-item>
          </text:list>
        </text:list-item>
      </text:list>
      <text:h text:style-name="Heading_20_4" text:outline-level="4"><text:span text:style-name="Strong_20_Emphasis">3. IT Security Team</text:span></text:h>
      <text:list text:style-name="L6">
        <text:list-item>
          <text:p text:style-name="P12"><text:span text:style-name="Strong_20_Emphasis">Responsibilities</text:span>:</text:p>
          <text:list>
            <text:list-item>
              <text:p text:style-name="P12">Create and enforce the policies related to CHD transmission.</text:p>
            </text:list-item>
            <text:list-item>
              <text:p text:style-name="P12">Conduct regular audits of network traffic to ensure compliance with encryption policies.</text:p>
            </text:list-item>
          </text:list>
        </text:list-item>
        <text:list-item>
          <text:p text:style-name="P12"><text:span text:style-name="Strong_20_Emphasis">Tools to Use</text:span>:</text:p>
          <text:list>
            <text:list-item>
              <text:p text:style-name="P12"><text:span text:style-name="Strong_20_Emphasis">SIEM (Security Information and Event Management)</text:span> tools to monitor for potential security incidents.</text:p>
            </text:list-item>
            <text:list-item>
              <text:p text:style-name="P11"><text:span text:style-name="Strong_20_Emphasis">Penetration testing tools</text:span> to ensure network encryption is secure.</text:p>
            </text:list-item>
          </text:list>
        </text:list-item>
      </text:list>
      <text:h text:style-name="Heading_20_4" text:outline-level="4"><text:soft-page-break/><text:span text:style-name="Strong_20_Emphasis">4. Project Managers</text:span></text:h>
      <text:list text:style-name="L7">
        <text:list-item>
          <text:p text:style-name="P14"><text:span text:style-name="Strong_20_Emphasis">Responsibilities</text:span>:</text:p>
          <text:list>
            <text:list-item>
              <text:p text:style-name="P14">Ensure that security requirements for data transmission are included in project planning.</text:p>
            </text:list-item>
            <text:list-item>
              <text:p text:style-name="P14">Allocate resources for implementing and maintaining secure transmission protocols.</text:p>
            </text:list-item>
          </text:list>
        </text:list-item>
        <text:list-item>
          <text:p text:style-name="P14"><text:span text:style-name="Strong_20_Emphasis">Tools to Use</text:span>:</text:p>
          <text:list>
            <text:list-item>
              <text:p text:style-name="P14"><text:span text:style-name="Strong_20_Emphasis">Project management tools</text:span> (e.g., Jira) for tracking compliance-related tasks.</text:p>
            </text:list-item>
            <text:list-item>
              <text:p text:style-name="P13"><text:span text:style-name="Strong_20_Emphasis">Compliance checklists</text:span> to ensure that Requirement 4 is being met.</text:p>
            </text:list-item>
          </text:list>
        </text:list-item>
      </text:list>
      <text:p text:style-name="Horizontal_20_Line"/>
      <text:h text:style-name="Heading_20_3" text:outline-level="3"><text:span text:style-name="Strong_20_Emphasis">Policies and Procedures Documents Examples</text:span></text:h>
      <text:p text:style-name="Text_20_body">Here are examples of documents that must be created for compliance with Requirement 4:</text:p>
      <text:h text:style-name="Heading_20_4" text:outline-level="4"><text:span text:style-name="Strong_20_Emphasis">1. Secure Data Transmission Policy</text:span></text:h>
      <text:list text:style-name="L8">
        <text:list-item>
          <text:p text:style-name="P16"><text:span text:style-name="Strong_20_Emphasis">Purpose</text:span>: To define how CHD must be transmitted across networks to ensure compliance with PCI-DSS.</text:p>
        </text:list-item>
        <text:list-item>
          <text:p text:style-name="P16"><text:span text:style-name="Strong_20_Emphasis">Key Elements</text:span>:</text:p>
          <text:list>
            <text:list-item>
              <text:p text:style-name="P16">Protocols to be used (e.g., <text:span text:style-name="Strong_20_Emphasis">TLS 1.2+</text:span>, <text:span text:style-name="Strong_20_Emphasis">AES-256 encryption</text:span>).</text:p>
            </text:list-item>
            <text:list-item>
              <text:p text:style-name="P16">Rules for masking PANs when sent via email or IM.</text:p>
            </text:list-item>
            <text:list-item>
              <text:p text:style-name="P15">Guidelines for using secure email and VPNs.</text:p>
            </text:list-item>
          </text:list>
        </text:list-item>
      </text:list>
      <text:h text:style-name="Heading_20_4" text:outline-level="4"><text:span text:style-name="Strong_20_Emphasis">Download Sample</text:span>: Secure Data Transmission Policy Example</text:h>
      <text:p text:style-name="Horizontal_20_Line"/>
      <text:h text:style-name="Heading_20_4" text:outline-level="4"><text:span text:style-name="Strong_20_Emphasis">2. Encryption Policy for Email and Messaging Systems</text:span></text:h>
      <text:list text:style-name="L9">
        <text:list-item>
          <text:p text:style-name="P18"><text:span text:style-name="Strong_20_Emphasis">Purpose</text:span>: To ensure that all sensitive data, including PANs, sent via email or messaging systems, is encrypted and masked.</text:p>
        </text:list-item>
        <text:list-item>
          <text:p text:style-name="P18"><text:span text:style-name="Strong_20_Emphasis">Key Elements</text:span>:</text:p>
          <text:list>
            <text:list-item>
              <text:p text:style-name="P18">Instructions for encrypting emails with <text:span text:style-name="Strong_20_Emphasis">PGP</text:span> or <text:span text:style-name="Strong_20_Emphasis">S/MIME</text:span>.</text:p>
            </text:list-item>
            <text:list-item>
              <text:p text:style-name="P18">Rules for masking PANs in communications.</text:p>
            </text:list-item>
            <text:list-item>
              <text:p text:style-name="P17">Procedures for reviewing and updating encryption keys.</text:p>
            </text:list-item>
          </text:list>
        </text:list-item>
      </text:list>
      <text:h text:style-name="Heading_20_4" text:outline-level="4"><text:span text:style-name="Strong_20_Emphasis">Download Sample</text:span>: Email Encryption Policy Example</text:h>
      <text:p text:style-name="Horizontal_20_Line"/>
      <text:h text:style-name="Heading_20_4" text:outline-level="4"><text:span text:style-name="Strong_20_Emphasis">3. VPN Usage Policy</text:span></text:h>
      <text:list text:style-name="L10">
        <text:list-item>
          <text:p text:style-name="P20"><text:span text:style-name="Strong_20_Emphasis">Purpose</text:span>: To define the use of VPNs for secure internal data transmission.</text:p>
        </text:list-item>
        <text:list-item>
          <text:p text:style-name="P20"><text:span text:style-name="Strong_20_Emphasis">Key Elements</text:span>:</text:p>
          <text:list>
            <text:list-item>
              <text:p text:style-name="P20">Guidelines for accessing internal resources over VPN.</text:p>
            </text:list-item>
            <text:list-item>
              <text:p text:style-name="P20">Rules for encrypting traffic within the corporate network.</text:p>
            </text:list-item>
            <text:list-item>
              <text:p text:style-name="P19">Access control for VPN users.</text:p>
            </text:list-item>
          </text:list>
        </text:list-item>
      </text:list>
      <text:h text:style-name="Heading_20_4" text:outline-level="4"><text:span text:style-name="Strong_20_Emphasis">Download Sample</text:span>: VPN Usage Policy Example</text:h>
      <text:p text:style-name="Horizontal_20_Line"/>
      <text:h text:style-name="Heading_20_3" text:outline-level="3"><text:soft-page-break/><text:span text:style-name="Strong_20_Emphasis">Conclusion and Best Practices for the Company</text:span></text:h>
      <text:list text:style-name="L11">
        <text:list-item>
          <text:p text:style-name="P22"><text:span text:style-name="Strong_20_Emphasis">Use Strong Encryption</text:span>: All transmissions of CHD over public networks must use <text:span text:style-name="Strong_20_Emphasis">strong encryption protocols</text:span> such as <text:span text:style-name="Strong_20_Emphasis">TLS 1.2+</text:span>.</text:p>
        </text:list-item>
        <text:list-item>
          <text:p text:style-name="P22"><text:span text:style-name="Strong_20_Emphasis">Avoid Sending PANs via IM/Email</text:span>: If unavoidable, ensure PANs are encrypted and masked.</text:p>
        </text:list-item>
        <text:list-item>
          <text:p text:style-name="P22"><text:span text:style-name="Strong_20_Emphasis">Document and Enforce Policies</text:span>: Ensure all policies related to secure transmission are documented and regularly reviewed.</text:p>
        </text:list-item>
        <text:list-item>
          <text:p text:style-name="P21"><text:span text:style-name="Strong_20_Emphasis">Employee Training</text:span>: Regularly train employees on secure data transmission practices, and ensure they understand the importance of compliance with PCI-DSS.</text:p>
        </text:list-item>
      </text:list>
      <text:p text:style-name="Horizontal_20_Line"/>
      <text:p text:style-name="Text_20_body">By following these guidelines and using the provided policies, companies can ensure secure transmission of cardholder data and maintain PCI-DSS compliance.</text:p>
      <text:p text:style-name="Standard"/>
      <text:p text:style-name="Standard"/>
      <text:h text:style-name="Heading_20_3" text:outline-level="3"><text:span text:style-name="Strong_20_Emphasis">1. Secure Data Transmission Policy</text:span></text:h>
      <text:p text:style-name="Text_20_body"><text:span text:style-name="Strong_20_Emphasis">Purpose</text:span>: This policy aims to ensure that cardholder data (CHD) is securely transmitted over public and internal networks by implementing strong encryption and masking.</text:p>
      <text:p text:style-name="Text_20_body"><text:span text:style-name="Strong_20_Emphasis">Policy Details</text:span>:</text:p>
      <text:list text:style-name="L12">
        <text:list-item>
          <text:p text:style-name="P23"><text:span text:style-name="Strong_20_Emphasis">Encryption Protocols</text:span>:</text:p>
          <text:list>
            <text:list-item>
              <text:p text:style-name="P24">All transmission of CHD must use <text:span text:style-name="Strong_20_Emphasis">TLS 1.2</text:span> or higher.</text:p>
            </text:list-item>
            <text:list-item>
              <text:p text:style-name="P24">For internal communications, <text:span text:style-name="Strong_20_Emphasis">VPNs</text:span> or encrypted tunnels must be used.</text:p>
            </text:list-item>
          </text:list>
        </text:list-item>
        <text:list-item>
          <text:p text:style-name="P23"><text:span text:style-name="Strong_20_Emphasis">Masking PANs</text:span>:</text:p>
          <text:list>
            <text:list-item>
              <text:p text:style-name="P24">When sending PANs via email or messaging systems, they must be masked (showing only the first 6 and last 4 digits).</text:p>
            </text:list-item>
            <text:list-item>
              <text:p text:style-name="P24">If PANs are sent, emails or messages must be encrypted using <text:span text:style-name="Strong_20_Emphasis">PGP</text:span> or <text:span text:style-name="Strong_20_Emphasis">S/MIME</text:span>.</text:p>
            </text:list-item>
          </text:list>
        </text:list-item>
        <text:list-item>
          <text:p text:style-name="P23"><text:span text:style-name="Strong_20_Emphasis">Communication Channels</text:span>:</text:p>
          <text:list>
            <text:list-item>
              <text:p text:style-name="P24">Secure communication channels such as <text:span text:style-name="Strong_20_Emphasis">VPNs</text:span>, encrypted email systems, and secure FTP must be used for transmitting CHD.</text:p>
            </text:list-item>
            <text:list-item>
              <text:p text:style-name="P23">Unprotected methods like instant messaging or plaintext email are prohibited.</text:p>
            </text:list-item>
          </text:list>
        </text:list-item>
      </text:list>
      <text:p text:style-name="Horizontal_20_Line"/>
      <text:h text:style-name="Heading_20_3" text:outline-level="3"><text:span text:style-name="Strong_20_Emphasis">2. Email Encryption Policy</text:span></text:h>
      <text:p text:style-name="Text_20_body"><text:span text:style-name="Strong_20_Emphasis">Purpose</text:span>: To define the process for encrypting emails and messaging systems that involve the transmission of sensitive data, including cardholder data (CHD).</text:p>
      <text:p text:style-name="Text_20_body"><text:span text:style-name="Strong_20_Emphasis">Policy Details</text:span>:</text:p>
      <text:list text:style-name="L13">
        <text:list-item>
          <text:p text:style-name="P25"><text:span text:style-name="Strong_20_Emphasis">Encryption Methods</text:span>:</text:p>
          <text:list>
            <text:list-item>
              <text:p text:style-name="P26">All emails containing CHD must be encrypted using <text:span text:style-name="Strong_20_Emphasis">PGP</text:span> or <text:span text:style-name="Strong_20_Emphasis">S/MIME</text:span>.</text:p>
            </text:list-item>
            <text:list-item>
              <text:p text:style-name="P26">No email with unmasked PANs should be sent without encryption.</text:p>
            </text:list-item>
          </text:list>
        </text:list-item>
        <text:list-item>
          <text:p text:style-name="P25"><text:span text:style-name="Strong_20_Emphasis">Masking PANs</text:span>:</text:p>
          <text:list>
            <text:list-item>
              <text:p text:style-name="P26"><text:soft-page-break/>PANs should be masked (first 6 and last 4 digits) when transmitted through email, even when encrypted.</text:p>
            </text:list-item>
          </text:list>
        </text:list-item>
        <text:list-item>
          <text:p text:style-name="P25"><text:span text:style-name="Strong_20_Emphasis">Key Management</text:span>:</text:p>
          <text:list>
            <text:list-item>
              <text:p text:style-name="P26">Encryption keys used for email communication must be rotated annually or sooner if compromised.</text:p>
            </text:list-item>
            <text:list-item>
              <text:p text:style-name="P25">Only authorized personnel should have access to encryption keys.</text:p>
            </text:list-item>
          </text:list>
        </text:list-item>
      </text:list>
      <text:p text:style-name="Horizontal_20_Line"/>
      <text:h text:style-name="Heading_20_3" text:outline-level="3"><text:span text:style-name="Strong_20_Emphasis">3. VPN Usage Policy</text:span></text:h>
      <text:p text:style-name="Text_20_body"><text:span text:style-name="Strong_20_Emphasis">Purpose</text:span>: This policy defines the use of VPNs for secure access to internal resources and cardholder data (CHD) within the corporate network.</text:p>
      <text:p text:style-name="Text_20_body"><text:span text:style-name="Strong_20_Emphasis">Policy Details</text:span>:</text:p>
      <text:list text:style-name="L14">
        <text:list-item>
          <text:p text:style-name="P27"><text:span text:style-name="Strong_20_Emphasis">VPN Usage</text:span>:</text:p>
          <text:list>
            <text:list-item>
              <text:p text:style-name="P28">All remote access to internal resources that involve CHD must be done over <text:span text:style-name="Strong_20_Emphasis">VPN</text:span>.</text:p>
            </text:list-item>
            <text:list-item>
              <text:p text:style-name="P28">VPN connections must use strong encryption protocols such as <text:span text:style-name="Strong_20_Emphasis">AES-256</text:span>.</text:p>
            </text:list-item>
          </text:list>
        </text:list-item>
        <text:list-item>
          <text:p text:style-name="P27"><text:span text:style-name="Strong_20_Emphasis">Access Control</text:span>:</text:p>
          <text:list>
            <text:list-item>
              <text:p text:style-name="P28">VPN access must be limited to authorized personnel with role-based access control.</text:p>
            </text:list-item>
            <text:list-item>
              <text:p text:style-name="P28">VPN access logs must be maintained and reviewed regularly to detect unauthorized access.</text:p>
            </text:list-item>
          </text:list>
        </text:list-item>
        <text:list-item>
          <text:p text:style-name="P27"><text:span text:style-name="Strong_20_Emphasis">Monitoring and Maintenance</text:span>:</text:p>
          <text:list>
            <text:list-item>
              <text:p text:style-name="P28">Regular monitoring of VPN connections and logs must be done by the IT Security team.</text:p>
            </text:list-item>
            <text:list-item>
              <text:p text:style-name="P27">All VPN configurations must be reviewed annually for security compliance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08:36:31.144000000</meta:creation-date>
    <dc:date>2024-10-10T08:39:34.510000000</dc:date>
    <meta:editing-duration>PT3M3S</meta:editing-duration>
    <meta:editing-cycles>2</meta:editing-cycles>
    <meta:generator>LibreOffice/24.2.5.2$Windows_X86_64 LibreOffice_project/bffef4ea93e59bebbeaf7f431bb02b1a39ee8a59</meta:generator>
    <meta:document-statistic meta:table-count="0" meta:image-count="0" meta:object-count="0" meta:page-count="5" meta:paragraph-count="122" meta:word-count="1262" meta:character-count="8025" meta:non-whitespace-character-count="6971"/>
  </office:meta>
</office:document-meta>
</file>